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1f2328" loext:opacity="100%" style:font-name="Liberation Serif" fo:font-size="22pt" fo:letter-spacing="normal" fo:font-style="normal" fo:font-weight="normal" style:font-size-asian="22pt" style:font-size-complex="22pt"/>
    </style:style>
    <style:style style:name="P2" style:family="paragraph" style:parent-style-name="Heading_20_3">
      <style:text-properties fo:font-variant="normal" fo:text-transform="none" fo:color="#1f2328" loext:opacity="100%" style:font-name="Liberation Serif" fo:font-size="20pt" fo:letter-spacing="normal" fo:font-style="normal" fo:font-weight="normal" officeooo:rsid="001205f1" officeooo:paragraph-rsid="0012c5f1" style:font-size-asian="20pt" style:font-size-complex="20pt"/>
    </style:style>
    <style:style style:name="P3" style:family="paragraph" style:parent-style-name="Heading_20_4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1f2328" loext:opacity="100%" style:font-name="Liberation Serif" fo:font-size="14pt" fo:letter-spacing="normal" fo:font-style="normal" fo:font-weight="normal" style:font-size-asian="14pt" style:font-size-complex="14pt"/>
    </style:style>
    <style:style style:name="P4" style:family="paragraph" style:parent-style-name="Heading_20_4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1f2328" loext:opacity="100%" style:font-name="Liberation Serif" fo:font-size="14pt" fo:letter-spacing="normal" fo:font-style="normal" fo:font-weight="normal" officeooo:paragraph-rsid="00157aca" style:font-size-asian="14pt" style:font-size-complex="14pt"/>
    </style:style>
    <style:style style:name="P5" style:family="paragraph" style:parent-style-name="Standard">
      <style:text-properties fo:font-size="20pt" officeooo:rsid="001205f1" officeooo:paragraph-rsid="0012c5f1" style:font-size-asian="17.5pt" style:font-size-complex="20pt"/>
    </style:style>
    <style:style style:name="P6" style:family="paragraph" style:parent-style-name="Standard">
      <style:text-properties fo:font-size="20pt" officeooo:rsid="001e246c" officeooo:paragraph-rsid="001e246c" style:font-size-asian="17.5pt" style:font-size-complex="20pt"/>
    </style:style>
    <style:style style:name="P7" style:family="paragraph" style:parent-style-name="Standard">
      <style:text-properties style:font-name="Liberation Serif" fo:font-size="16pt" officeooo:paragraph-rsid="001205f1" style:font-size-asian="16pt" style:font-size-complex="16pt"/>
    </style:style>
    <style:style style:name="P8" style:family="paragraph" style:parent-style-name="Standard">
      <style:text-properties style:font-name="Liberation Serif" fo:font-size="16pt" officeooo:rsid="0012c5f1" officeooo:paragraph-rsid="0012c5f1" style:font-size-asian="16pt" style:font-size-complex="16pt"/>
    </style:style>
    <style:style style:name="P9" style:family="paragraph" style:parent-style-name="Standard">
      <style:text-properties style:font-name="Liberation Serif" fo:font-size="20pt" officeooo:rsid="001205f1" officeooo:paragraph-rsid="001205f1" style:font-size-asian="17.5pt" style:font-size-complex="20pt"/>
    </style:style>
    <style:style style:name="P10" style:family="paragraph" style:parent-style-name="Standard">
      <style:text-properties style:font-name="Liberation Serif" fo:font-size="20pt" officeooo:rsid="001205f1" officeooo:paragraph-rsid="0012c5f1" style:font-size-asian="17.5pt" style:font-size-complex="20pt"/>
    </style:style>
    <style:style style:name="P11" style:family="paragraph" style:parent-style-name="Standard">
      <style:text-properties style:font-name="Liberation Serif" fo:font-size="12pt" officeooo:rsid="001205f1" officeooo:paragraph-rsid="0012c5f1" style:font-size-asian="12pt" style:font-size-complex="12pt"/>
    </style:style>
    <style:style style:name="P12" style:family="paragraph" style:parent-style-name="Standard">
      <style:text-properties style:font-name="Liberation Serif" fo:font-size="14pt" officeooo:paragraph-rsid="001205f1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205f1" officeooo:paragraph-rsid="0012c5f1" style:font-size-asian="14pt" style:font-size-complex="14pt"/>
    </style:style>
    <style:style style:name="P14" style:family="paragraph" style:parent-style-name="Text_20_body">
      <style:text-properties fo:font-variant="normal" fo:text-transform="none" fo:color="#1f2328" loext:opacity="100%" style:font-name="Liberation Serif" fo:letter-spacing="normal" fo:font-style="normal" fo:font-weight="normal" officeooo:rsid="001205f1" officeooo:paragraph-rsid="001205f1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1f2328" loext:opacity="100%" style:font-name="Liberation Serif" fo:letter-spacing="normal" fo:font-style="normal" fo:font-weight="normal" officeooo:rsid="001205f1" officeooo:paragraph-rsid="001205f1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1f2328" loext:opacity="100%" style:font-name="Liberation Serif" fo:font-size="16pt" fo:letter-spacing="normal" fo:font-style="normal" fo:font-weight="normal" officeooo:rsid="0018f121" officeooo:paragraph-rsid="0018f121" style:font-size-asian="14pt" style:font-size-complex="16pt"/>
    </style:style>
    <style:style style:name="P17" style:family="paragraph" style:parent-style-name="Text_20_body">
      <style:text-properties style:font-name="Liberation Serif" officeooo:paragraph-rsid="001205f1"/>
    </style:style>
    <style:style style:name="P1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fo:font-size="14pt" style:font-size-asian="14pt" style:font-size-complex="14pt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fo:font-size="14pt" style:font-size-asian="14pt" style:font-size-complex="14pt"/>
    </style:style>
    <style:style style:name="P2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fo:font-size="14pt" officeooo:paragraph-rsid="00157aca" style:font-size-asian="14pt" style:font-size-complex="14pt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fo:font-size="14pt" style:font-size-asian="14pt" style:font-size-complex="14pt"/>
    </style:style>
    <style:style style:name="P22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8f121"/>
    </style:style>
    <style:style style:name="T1" style:family="text">
      <style:text-properties officeooo:rsid="001205f1"/>
    </style:style>
    <style:style style:name="T2" style:family="text">
      <style:text-properties fo:font-variant="normal" fo:text-transform="none" fo:color="#1f2328" loext:opacity="100%" fo:font-size="20pt" fo:letter-spacing="normal" fo:font-style="normal" fo:font-weight="normal" officeooo:rsid="001205f1" style:font-size-asian="20pt" style:font-size-complex="20pt"/>
    </style:style>
    <style:style style:name="T3" style:family="text">
      <style:text-properties fo:font-variant="normal" fo:text-transform="none" fo:color="#1f2328" loext:opacity="100%" fo:letter-spacing="normal" fo:font-style="normal" fo:font-weight="normal"/>
    </style:style>
    <style:style style:name="T4" style:family="text">
      <style:text-properties fo:font-variant="normal" fo:text-transform="none" fo:color="#1f2328" loext:opacity="100%" fo:letter-spacing="normal" fo:font-style="normal" fo:font-weight="normal" officeooo:rsid="00157aca"/>
    </style:style>
    <style:style style:name="T5" style:family="text">
      <style:text-properties fo:font-variant="normal" fo:text-transform="none" fo:color="#1f2328" loext:opacity="100%" fo:letter-spacing="normal" fo:font-style="normal" fo:font-weight="normal" officeooo:rsid="00140dde"/>
    </style:style>
    <style:style style:name="T6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8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8cc34" style:font-size-asian="12pt" style:font-size-complex="12pt"/>
    </style:style>
    <style:style style:name="T9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8cc34" style:font-size-asian="12pt" style:font-size-complex="12pt" loext:padding="0in" loext:border="none"/>
    </style:style>
    <style:style style:name="T10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57aca" style:font-size-asian="12pt" style:font-size-complex="12pt"/>
    </style:style>
    <style:style style:name="T11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7311b" style:font-size-asian="12pt" style:font-size-complex="12pt"/>
    </style:style>
    <style:style style:name="T12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8f121" style:font-size-asian="12pt" style:font-size-complex="12pt" loext:padding="0in" loext:border="none"/>
    </style:style>
    <style:style style:name="T13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9e8dc" style:font-size-asian="12pt" style:font-size-complex="12pt" loext:padding="0in" loext:border="none"/>
    </style:style>
    <style:style style:name="T14" style:family="text">
      <style:text-properties fo:font-variant="normal" fo:text-transform="none" fo:color="#1f2328" loext:opacity="100%" style:font-name="Liberation Serif" fo:font-size="9.75pt" fo:letter-spacing="normal" fo:font-style="normal" fo:font-weight="normal" officeooo:rsid="0018cc34" loext:padding="0in" loext:border="none"/>
    </style:style>
    <style:style style:name="T15" style:family="text">
      <style:text-properties fo:font-variant="normal" fo:text-transform="none" fo:color="#1f2328" loext:opacity="100%" style:font-name="Liberation Serif" fo:letter-spacing="normal" fo:font-style="normal" fo:font-weight="normal"/>
    </style:style>
    <style:style style:name="T16" style:family="text">
      <style:text-properties fo:font-variant="normal" fo:text-transform="none" fo:color="#1f2328" loext:opacity="100%" style:font-name="Liberation Serif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1f2328" loext:opacity="100%" style:font-name="Liberation Serif" fo:letter-spacing="normal" fo:font-style="normal" fo:font-weight="normal" officeooo:rsid="0018cc34"/>
    </style:style>
    <style:style style:name="T18" style:family="text">
      <style:text-properties fo:font-variant="normal" fo:text-transform="none" fo:color="#1f2328" loext:opacity="100%" style:font-name="Liberation Serif" fo:letter-spacing="normal" fo:font-style="normal" fo:font-weight="normal" officeooo:rsid="0018cc34" loext:padding="0in" loext:border="none"/>
    </style:style>
    <style:style style:name="T19" style:family="text">
      <style:text-properties fo:font-variant="normal" fo:text-transform="none" fo:color="#1f2328" loext:opacity="100%" style:font-name="Liberation Serif" fo:letter-spacing="normal" fo:font-style="normal" fo:font-weight="normal" officeooo:rsid="00157aca"/>
    </style:style>
    <style:style style:name="T20" style:family="text">
      <style:text-properties fo:font-variant="normal" fo:text-transform="none" fo:color="#1f2328" loext:opacity="100%" style:font-name="Liberation Serif" fo:letter-spacing="normal" fo:font-style="normal" fo:font-weight="normal" officeooo:rsid="0017311b"/>
    </style:style>
    <style:style style:name="T21" style:family="text">
      <style:text-properties fo:font-variant="normal" fo:text-transform="none" fo:color="#1f2328" loext:opacity="100%" style:font-name="Liberation Serif" fo:letter-spacing="normal" fo:font-style="normal" fo:font-weight="normal" officeooo:rsid="0018f121" loext:padding="0in" loext:border="none"/>
    </style:style>
    <style:style style:name="T22" style:family="text">
      <style:text-properties fo:font-variant="normal" fo:text-transform="none" fo:color="#1f2328" loext:opacity="100%" style:font-name="Liberation Serif" fo:letter-spacing="normal" fo:font-style="normal" fo:font-weight="normal" officeooo:rsid="0019e8dc" loext:padding="0in" loext:border="none"/>
    </style:style>
    <style:style style:name="T23" style:family="text">
      <style:text-properties fo:font-variant="normal" fo:text-transform="none" fo:color="#1f2328" loext:opacity="100%" style:font-name="Liberation Serif" fo:font-size="16pt" fo:letter-spacing="normal" fo:font-style="normal" fo:font-weight="normal" officeooo:rsid="00140dde" style:font-size-asian="16pt" style:font-size-complex="16pt"/>
    </style:style>
    <style:style style:name="T24" style:family="text">
      <style:text-properties fo:font-variant="normal" fo:text-transform="none" fo:color="#1f2328" loext:opacity="100%" style:font-name="Liberation Serif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1f2328" loext:opacity="100%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T26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2c5f1" style:font-size-asian="14pt" style:font-size-complex="14pt"/>
    </style:style>
    <style:style style:name="T27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2c5f1" style:font-size-asian="14pt" style:font-size-complex="14pt" loext:padding="0in" loext:border="none"/>
    </style:style>
    <style:style style:name="T28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40dde" style:font-size-asian="14pt" style:font-size-complex="14pt"/>
    </style:style>
    <style:style style:name="T29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40dde" style:font-size-asian="14pt" style:font-size-complex="14pt" loext:padding="0in" loext:border="none"/>
    </style:style>
    <style:style style:name="T30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8f121" style:font-size-asian="14pt" style:font-size-complex="14pt" loext:padding="0in" loext:border="none"/>
    </style:style>
    <style:style style:name="T31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8cc34" style:font-size-asian="14pt" style:font-size-complex="14pt"/>
    </style:style>
    <style:style style:name="T32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8cc34" style:font-size-asian="14pt" style:font-size-complex="14pt" loext:padding="0in" loext:border="none"/>
    </style:style>
    <style:style style:name="T33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57aca" style:font-size-asian="14pt" style:font-size-complex="14pt"/>
    </style:style>
    <style:style style:name="T34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7311b" style:font-size-asian="14pt" style:font-size-complex="14pt"/>
    </style:style>
    <style:style style:name="T35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9e8dc" style:font-size-asian="14pt" style:font-size-complex="14pt" loext:padding="0in" loext:border="none"/>
    </style:style>
    <style:style style:name="T36" style:family="text">
      <style:text-properties fo:font-variant="normal" fo:text-transform="none" fo:color="#1f2328" loext:opacity="100%" style:font-name="Liberation Serif" fo:font-size="14pt" fo:letter-spacing="normal" fo:font-style="normal" fo:font-weight="normal" officeooo:rsid="001e246c" style:font-size-asian="14pt" style:font-size-complex="14pt"/>
    </style:style>
    <style:style style:name="T37" style:family="text">
      <style:text-properties fo:font-variant="normal" fo:text-transform="none" fo:color="#1f2328" loext:opacity="100%" style:font-name="Liberation Serif" fo:font-size="14pt" fo:letter-spacing="normal" fo:language="pl" fo:country="PL" fo:font-style="normal" fo:font-weight="normal" officeooo:rsid="00140dde" style:font-size-asian="14pt" style:font-size-complex="14pt"/>
    </style:style>
    <style:style style:name="T38" style:family="text">
      <style:text-properties fo:font-variant="normal" fo:text-transform="none" fo:color="#1f2328" loext:opacity="100%" style:font-name="Liberation Serif" fo:font-size="20pt" fo:letter-spacing="normal" fo:font-style="normal" fo:font-weight="normal" officeooo:rsid="0018f121" style:font-size-asian="20pt" style:font-size-complex="20pt" loext:padding="0in" loext:border="none"/>
    </style:style>
    <style:style style:name="T39" style:family="text">
      <style:text-properties fo:font-variant="normal" fo:text-transform="none" fo:color="#1f2328" loext:opacity="100%" fo:font-size="16pt" fo:letter-spacing="normal" fo:font-style="normal" fo:font-weight="normal" officeooo:rsid="00140dde" style:font-size-asian="16pt" style:font-size-complex="16pt"/>
    </style:style>
    <style:style style:name="T40" style:family="text">
      <style:text-properties officeooo:rsid="00140dde"/>
    </style:style>
    <style:style style:name="T41" style:family="text">
      <style:text-properties officeooo:rsid="00157aca"/>
    </style:style>
    <style:style style:name="T42" style:family="text">
      <style:text-properties officeooo:rsid="0018f1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aboratorium 2 – <text:span text:style-name="T1">Szeregowanie Procesów</text:span></text:h>
      <text:p text:style-name="P16">Koncepcja</text:p>
      <text:p text:style-name="P15">Mateusz Ostaszewski 325 203</text:p>
      <text:p text:style-name="P14"/>
      <text:p text:style-name="P17"><text:span text:style-name="T2">1. Treść zadania</text:span></text:p>
      <text:p text:style-name="P12"><text:span text:style-name="T1">Z</text:span>realizować algorytm szeregowania dzielący procesy użytkownika na trzy grupy: A, B i C. Dodatkowo, proszę opracować funkcję systemową umożliwiającą przenoszenie procesów pomiędzy grupami. Procesy w grupie B otrzymują dwa razy więcej czasu niż procesy z grupy A, procesy w grupie C otrzymują dwa razy więcej czasu niż procesy w grupie B. Zakładamy, że nowy proces domyślnie znajduje się w grupie A oraz że w grupie A znajduje się co najmniej 1 proces. Opracować również łatwą metodę weryfikacji poprawności rozwiązania.</text:p>
      <text:p text:style-name="P7"/>
      <text:p text:style-name="P7"/>
      <text:p text:style-name="P9">2. Planowane Rozwiązanie </text:p>
      <text:p text:style-name="P9"/>
      <text:p text:style-name="P5"><text:span text:style-name="T24">Każdy proces grupy </text:span><text:span text:style-name="Source_20_Text"><text:span text:style-name="T25">USER </text:span></text:span><text:span text:style-name="Source_20_Text"><text:span text:style-name="T30">b</text:span></text:span><text:span text:style-name="T24">ędzie miał przypisaną grupę priorytetu </text:span><text:span text:style-name="Source_20_Text"><text:span text:style-name="T25">group </text:span></text:span><text:span text:style-name="T24">określającą czy należy do grupy A, </text:span><text:span text:style-name="T26">B czy C.</text:span><text:span text:style-name="T24"> </text:span><text:span text:style-name="T26">Domyslnie podczas tworzenia procesu dostaje on grupę A. </text:span><text:span text:style-name="T24">Zmiana grupy priorytetu będzie realizowana za pomocą nowego wywołania systemowego </text:span><text:span text:style-name="Source_20_Text"><text:span text:style-name="T25">void set_pr_group(void)</text:span></text:span><text:span text:style-name="T24">. </text:span></text:p>
      <text:p text:style-name="P13"><text:span text:style-name="T3"/></text:p>
      <text:p text:style-name="P8"><text:span text:style-name="T3">2.1 Algorytm szeregowania</text:span></text:p>
      <text:p text:style-name="P5"><text:span text:style-name="T24">Procesy będą szeregowane w ramach pojedynczej </text:span><text:span text:style-name="T36">listy </text:span><text:span text:style-name="T24">a ich długość wykonywania będzie się różniła w zależności od grupy. Czas wykonywania procesu </text:span><text:span text:style-name="T26">A </text:span><text:span text:style-name="T24">będzie </text:span><text:span text:style-name="Source_20_Text"><text:span text:style-name="T27">stałą </text:span></text:span><text:span text:style-name="Source_20_Text"><text:span text:style-name="T29">w </text:span></text:span><text:span text:style-name="Source_20_Text"><text:span text:style-name="T27">funkcji sched(proc.c) - </text:span></text:span><text:span text:style-name="Source_20_Text"><text:span text:style-name="T29">int pr_time</text:span></text:span><text:span text:style-name="T24">. </text:span><text:span text:style-name="T37">Czas</text:span><text:span text:style-name="T28"> dla B to będzie 2*pr_time, a dla C 4*pr_time.</text:span></text:p>
      <text:p text:style-name="P6"><text:span text:style-name="T28">W </text:span><text:span text:style-name="T24">pliku koncepcja sched.py wstepna implementacja algorytmu</text:span></text:p>
      <text:p text:style-name="P10"><text:span text:style-name="T39"/></text:p>
      <text:p text:style-name="P10"><text:span text:style-name="T39"/></text:p>
      <text:p text:style-name="P10"><text:span text:style-name="T39"/></text:p>
      <text:h text:style-name="P2" text:outline-level="3"><text:span text:style-name="T42">3</text:span><text:span text:style-name="T40">. </text:span><text:span text:style-name="T41">Pliki do modyfikacji</text:span></text:h>
      <text:h text:style-name="P3" text:outline-level="4"><text:bookmark text:name="user-content-modyfikacje-funkcjonalne-w-plikach-źródłowych-modułu-file-system"/>Modyfikacje funkcjonalne w plikach źródłowych modułu file system</text:h>
      <text:list xml:id="list2532759462" text:style-name="L1">
        <text:list-item>
          <text:p text:style-name="P18"><text:span text:style-name="T3">W pliku </text:span><text:span text:style-name="T4">table.c </text:span><text:span text:style-name="T3">doda</text:span><text:span text:style-name="T4">nie</text:span><text:span text:style-name="T3"> odpowiedni</text:span><text:span text:style-name="T4">ch</text:span><text:span text:style-name="T3"> p</text:span><text:span text:style-name="T4">ól no_sys </text:span><text:span text:style-name="T3">odpowiadające </text:span><text:span text:style-name="T4">nowym <text:s/>wywolaniach systemowch</text:span></text:p>
        </text:list-item>
      </text:list>
      <text:h text:style-name="P3" text:outline-level="4"><text:bookmark text:name="user-content-modyfikacje-funkcjonalne-w-plikach-źródłowych-modułu-memory-manager"/><text:soft-page-break/>Modyfikacje funkcjonalne w plikach źródłowych modułu memory manager</text:h>
      <text:list xml:id="list395623944" text:style-name="L2">
        <text:list-item>
          <text:p text:style-name="P19"><text:span text:style-name="T4">Dodanie odpowiednich þol w table.c(wywolania systemowe)</text:span></text:p>
        </text:list-item>
        <text:list-item>
          <text:p text:style-name="P19"><text:span text:style-name="T3">W pliku </text:span><text:span text:style-name="T4">proto.h prototypy funkcji do wywolań systemowych</text:span></text:p>
        </text:list-item>
        <text:list-item>
          <text:p text:style-name="P20"><text:span text:style-name="T3">W pliku </text:span><text:span text:style-name="T4">misc.c ciała wywolań</text:span></text:p>
        </text:list-item>
      </text:list>
      <text:h text:style-name="P4" text:outline-level="4">Modyfikacje funkcjonalne w plikach źródłowych modułu kernel</text:h>
      <text:list xml:id="list3831268199" text:style-name="L3">
        <text:list-item>
          <text:p text:style-name="P22"><text:span text:style-name="T24">W pliku nagłówkowym </text:span><text:span text:style-name="Source_20_Text"><text:span text:style-name="T25">proc.h </text:span></text:span><text:span text:style-name="T24">doda</text:span><text:span text:style-name="T31">nie </text:span><text:span text:style-name="T24">pola informujące o grupie priorytetu </text:span><text:span text:style-name="T33">pr_group</text:span></text:p>
        </text:list-item>
        <text:list-item>
          <text:p text:style-name="P21"><text:span text:style-name="T3">W pliku </text:span><text:span text:style-name="T4">proc.c zmiana ciala funkcji sched() aby realizowala algorytm szeregowania</text:span></text:p>
        </text:list-item>
      </text:list>
      <text:h text:style-name="P3" text:outline-level="4"><text:bookmark text:name="user-content-modyfikacje-dodatkowych-plików-nagłówkowych"/>Modyfikacje dodatkowych plików nagłówkowych</text:h>
      <text:list xml:id="list656928853" text:style-name="L4">
        <text:list-item>
          <text:p text:style-name="P23"><text:span text:style-name="T24">W pliku callnr.h doda</text:span><text:span text:style-name="T34">nie </text:span><text:span text:style-name="T24">informacje o nowych wywołaniach systemowych modułu </text:span><text:span text:style-name="Source_20_Text"><text:span text:style-name="T25">MM</text:span></text:span></text:p>
        </text:list-item>
        <text:list-item>
          <text:p text:style-name="P23"><text:span text:style-name="Source_20_Text"><text:span text:style-name="T25"><text:s/></text:span></text:span><text:span text:style-name="Source_20_Text"><text:span text:style-name="T32">W plicu config.h zmiana stalej NR_PROC na 64</text:span></text:span></text:p>
        </text:list-item>
      </text:list>
      <text:p text:style-name="P24"><text:span text:style-name="Source_20_Text"><text:span text:style-name="T14"/></text:span></text:p>
      <text:p text:style-name="P25"><text:span text:style-name="Source_20_Text"><text:span text:style-name="T38">4. Testowanie</text:span></text:span></text:p>
      <text:p text:style-name="P25"><text:span text:style-name="Source_20_Text"><text:span text:style-name="T30">Storzenie funkcji w folderze test która stworzy kilka procesów bardzo długich. Każdy proces "symuluje" wykonywanie długich obliczeń poprzez dekrementację dużej zmiennej typu </text:span></text:span><text:span text:style-name="Source_20_Text"><text:span text:style-name="T35">unsigned long int. Następnie zostanie sprawdzona tablica deskryptorów w odstępie kilku sekund i zostanie porownanie liczby kwantow dla każdego typy jeśli A:B:C jest zbliżone do 1:2:4 w każdej próbie to znaczy że szeregowanie działa.</text:span></text:span></text:p>
      <text:p text:style-name="P11"><text:span text:style-name="T5"/></text:p>
      <text:p text:style-name="P5"><text:span text:style-name="T23"/></text:p>
      <text:p text:style-name="P5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32:29.535109941</meta:creation-date>
    <dc:date>2023-11-23T16:44:43.686775676</dc:date>
    <meta:editing-duration>PT2H16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351" meta:character-count="2439" meta:non-whitespace-character-count="2116"/>
  </office:meta>
</office:document-meta>
</file>